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55af"/>
    </style:style>
    <style:style style:name="P2" style:family="paragraph" style:parent-style-name="Heading_20_1">
      <style:text-properties officeooo:rsid="000755af" officeooo:paragraph-rsid="000755af"/>
    </style:style>
    <style:style style:name="P3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loext:graphic-properties draw:fill="solid" draw:fill-color="#00cc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5pt" fo:letter-spacing="normal" fo:language="nl" fo:country="N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bold" style:font-name-complex="FreeSans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5pt" fo:letter-spacing="normal" fo:language="nl" fo:country="N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bold" style:font-name-complex="FreeSans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gr1" style:family="graphic">
      <style:graphic-properties draw:stroke="solid" svg:stroke-color="#000000" draw:fill="solid" draw:fill-color="#00ccff" draw:textarea-vertical-align="middle" fo:min-height="0.7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draw:frame text:anchor-type="paragraph" draw:z-index="0" draw:name="Shape1" draw:style-name="gr1" draw:text-style-name="P4" svg:width="1.5524in" svg:height="0.7087in" svg:x="5.6402in" svg:y="1.2543in"><draw:text-box><text:p text:style-name="P3"><text:span text:style-name="T1">database classes</text:span></text:p></draw:text-box></draw:frame><draw:frame text:anchor-type="paragraph" draw:z-index="1" draw:name="Shape1" draw:style-name="gr1" draw:text-style-name="P4" svg:width="1.5524in" svg:height="0.7087in" svg:x="2.4736in" svg:y="2.6925in"><draw:text-box><text:p text:style-name="P3"><text:span text:style-name="T1">Transaction</text:span></text:p></draw:text-box></draw:frame><draw:frame text:anchor-type="paragraph" draw:z-index="2" draw:name="Shape1" draw:style-name="gr1" draw:text-style-name="P4" svg:width="1.5524in" svg:height="0.7087in" svg:x="3.8709in" svg:y="1.2398in"><draw:text-box><text:p text:style-name="P3"><text:span text:style-name="T1">Services</text:span></text:p></draw:text-box></draw:frame><draw:frame text:anchor-type="paragraph" draw:z-index="3" draw:name="Shape1" draw:style-name="gr1" draw:text-style-name="P4" svg:width="1.5524in" svg:height="0.7087in" svg:x="-0.1043in" svg:y="3.0209in"><draw:text-box><text:p text:style-name="P3"><text:span text:style-name="T1">Mnemonic</text:span></text:p></draw:text-box></draw:frame><draw:frame text:anchor-type="paragraph" draw:z-index="4" draw:name="Shape1" draw:style-name="gr1" draw:text-style-name="P4" svg:width="1.5524in" svg:height="0.7087in" svg:x="2.4634in" svg:y="4.5571in"><draw:text-box><text:p text:style-name="P3"><text:span text:style-name="T1">HDWallet</text:span></text:p></draw:text-box></draw:frame><draw:frame text:anchor-type="paragraph" draw:z-index="5" draw:name="Shape1" draw:style-name="gr1" draw:text-style-name="P4" svg:width="1.5524in" svg:height="0.7087in" svg:x="0.7134in" svg:y="1.6925in"><draw:text-box><text:p text:style-name="P3"><text:span text:style-name="T1">HDKey</text:span></text:p></draw:text-box></draw:frame><draw:line text:anchor-type="paragraph" draw:z-index="6" draw:name="Shape2" draw:style-name="gr2" draw:text-style-name="P5" svg:x1="6.3854in" svg:y1="1.9626in" svg:x2="3.7244in" svg:y2="4.5571in"><text:p/></draw:line><draw:line text:anchor-type="paragraph" draw:z-index="7" draw:name="Shape3" draw:style-name="gr2" draw:text-style-name="P5" svg:x1="4.7083in" svg:y1="1.948in" svg:x2="3.6354in" svg:y2="4.5571in"><text:p/></draw:line><draw:line text:anchor-type="paragraph" draw:z-index="8" draw:name="Shape4" draw:style-name="gr2" draw:text-style-name="P5" svg:x1="3.2972in" svg:y1="3.4008in" svg:x2="3.2972in" svg:y2="4.5571in"><text:p/></draw:line><draw:line text:anchor-type="paragraph" draw:z-index="9" draw:name="Shape5" draw:style-name="gr2" draw:text-style-name="P5" svg:x1="1.1563in" svg:y1="3.7291in" svg:x2="2.8126in" svg:y2="4.5571in"><text:p/></draw:line><draw:line text:anchor-type="paragraph" draw:z-index="10" draw:name="Shape6" draw:style-name="gr2" draw:text-style-name="P5" svg:x1="1.9063in" svg:y1="2.4008in" svg:x2="2.9165in" svg:y2="4.5571in"><text:p/></draw:line><draw:line text:anchor-type="paragraph" draw:z-index="11" draw:name="Shape7" draw:style-name="gr2" draw:text-style-name="P5" svg:x1="2.1201in" svg:y1="2.4008in" svg:x2="3.2709in" svg:y2="2.6925in"><text:p/></draw:line>BitcoinLib Main Classes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0:12:05.916244900</meta:creation-date>
    <dc:date>2020-01-16T09:40:17.477371091</dc:date>
    <meta:editing-duration>PT4M3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3" meta:character-count="23" meta:non-whitespace-character-count="21"/>
  </office:meta>
</office:document-meta>
</file>